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64cm" fo:break-before="auto" style:use-optimal-row-height="true"/>
    </style:style>
    <style:style style:name="ro2" style:family="table-row">
      <style:table-row-properties style:row-height="0.86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row table:style-name="ro1">
          <table:table-cell office:value-type="string">
            <text:p><text:s/>leading space</text:p>
          </table:table-cell>
        </table:table-row>
        <table:table-row table:style-name="ro1">
          <table:table-cell office:value-type="string">
            <text:p><text:s text:c="3"/>leading space</text:p>
          </table:table-cell>
        </table:table-row>
        <table:table-row table:style-name="ro1">
          <table:table-cell office:value-type="string">
            <text:p>tab<text:tab/></text:p>
          </table:table-cell>
        </table:table-row>
        <table:table-row table:style-name="ro2">
          <table:table-cell office:value-type="string">
            <text:p>New</text:p>
            <text:p>Lin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9">09/01/2013</text:date>, <text:time>16:2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érome Perrin</meta:initial-creator>
    <meta:creation-date>2013-01-09T11:28:19</meta:creation-date>
    <dc:date>2013-01-09T16:29:19</dc:date>
    <dc:creator>Jérome Perrin</dc:creator>
    <meta:editing-duration>PT5H1M1S</meta:editing-duration>
    <meta:editing-cycles>8</meta:editing-cycles>
    <meta:generator>OpenOffice.org/3.3$Unix OpenOffice.org_project/330m20$Build-9567</meta:generator>
    <meta:document-statistic meta:table-count="1" meta:cell-count="4" meta:object-count="0"/>
  </office:meta>
</office:document-meta>
</file>